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8cm" fo:min-width="1.83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8cm" fo:min-width="1.79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4.951cm"/>
    </style:style>
    <style:style style:name="gr6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102cm" draw:marker-start="Arrowheads_20_1" draw:marker-start-width="0.352cm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02cm" draw:marker-start="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tyle="italic" style:font-style-asian="italic" style:font-style-complex="italic"/>
    </style:style>
    <style:style style:name="T1" style:family="text">
      <style:text-properties fo:font-size="18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318cm" svg:height="7.112cm" svg:x="1.794cm" svg:y="1.27cm">
          <text:p text:style-name="P1"><text:span text:style-name="T1"><text:s text:c="14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controls" svg:x1="0.933cm" svg:y1="9.321cm" svg:x2="6.878cm" svg:y2="9.321cm">
          <text:p/>
        </draw:line>
        <draw:line draw:style-name="gr2" draw:text-style-name="P1" draw:layer="controls" svg:x1="0.938cm" svg:y1="9.316cm" svg:x2="0.905cm" svg:y2="0.508cm">
          <text:p/>
        </draw:line>
        <draw:frame draw:style-name="gr3" draw:text-style-name="P3" draw:layer="controls" svg:width="2.339cm" svg:height="1.128cm" svg:x="1.032cm" svg:y="0.254cm">
          <draw:text-box>
            <text:p><text:span text:style-name="T2">(a, b)</text:span></text:p>
          </draw:text-box>
        </draw:frame>
        <draw:frame draw:style-name="gr4" draw:text-style-name="P3" draw:layer="controls" svg:width="2.299cm" svg:height="1.128cm" svg:x="5.069cm" svg:y="8.282cm">
          <draw:text-box>
            <text:p><text:span text:style-name="T2">(c, d)</text:span></text:p>
          </draw:text-box>
        </draw:frame>
        <draw:frame draw:style-name="gr5" draw:text-style-name="P3" draw:layer="layout" svg:width="2.339cm" svg:height="1.128cm" svg:x="-0.228cm" svg:y="9.243cm">
          <draw:text-box>
            <text:p><text:span text:style-name="T2">(0, 0)</text:span></text:p>
          </draw:text-box>
        </draw:frame>
        <draw:custom-shape draw:style-name="gr1" draw:text-style-name="P2" draw:layer="layout" svg:width="5.842cm" svg:height="3.529cm" svg:x="8.144cm" svg:y="2.567cm">
          <text:p text:style-name="P1"><text:span text:style-name="T1"><text:s text:c="14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339cm" svg:height="1.128cm" svg:x="7.325cm" svg:y="6.951cm">
          <draw:text-box>
            <text:p><text:span text:style-name="T2">(0, 0)</text:span></text:p>
          </draw:text-box>
        </draw:frame>
        <draw:line draw:style-name="gr2" draw:text-style-name="P1" draw:layer="layout" svg:x1="7.509cm" svg:y1="7.112cm" svg:x2="14.431cm" svg:y2="7.029cm">
          <text:p/>
        </draw:line>
        <draw:line draw:style-name="gr2" draw:text-style-name="P1" draw:layer="layout" svg:x1="7.509cm" svg:y1="7.112cm" svg:x2="7.509cm" svg:y2="1.397cm">
          <text:p/>
        </draw:line>
        <draw:frame draw:style-name="gr3" draw:text-style-name="P3" draw:layer="layout" svg:width="2.339cm" svg:height="1.128cm" svg:x="7.329cm" svg:y="1.651cm">
          <draw:text-box>
            <text:p><text:span text:style-name="T2">(a, b)</text:span></text:p>
          </draw:text-box>
        </draw:frame>
        <draw:frame draw:style-name="gr4" draw:text-style-name="P3" draw:layer="layout" svg:width="2.299cm" svg:height="1.128cm" svg:x="12.83cm" svg:y="5.969cm">
          <draw:text-box>
            <text:p><text:span text:style-name="T2">(c, d)</text:span></text:p>
          </draw:text-box>
        </draw:frame>
        <draw:custom-shape draw:style-name="gr6" draw:text-style-name="P1" draw:layer="layout" svg:width="1.524cm" svg:height="3.556cm" svg:x="1.794cm" svg:y="1.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94cm" svg:height="3.556cm" svg:x="3.318cm" svg:y="4.826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3.191cm" svg:y1="4.826cm" svg:x2="6.112cm" svg:y2="4.799cm">
          <text:p/>
        </draw:line>
        <draw:frame draw:style-name="gr4" draw:text-style-name="P3" draw:layer="layout" svg:width="2.299cm" svg:height="1.128cm" svg:x="2.227cm" svg:y="5.043cm">
          <draw:text-box>
            <text:p><text:span text:style-name="T2">(p, q)</text:span></text:p>
          </draw:text-box>
        </draw:frame>
        <draw:custom-shape draw:style-name="gr6" draw:text-style-name="P1" draw:layer="layout" svg:width="2.921cm" svg:height="2.159cm" svg:x="8.144cm" svg:y="2.5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921cm" svg:height="1.397cm" svg:x="11.065cm" svg:y="4.699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1.065cm" svg:y1="2.54cm" svg:x2="11.065cm" svg:y2="4.953cm">
          <text:p/>
        </draw:line>
        <draw:frame draw:style-name="gr4" draw:text-style-name="P3" draw:layer="layout" svg:width="2.299cm" svg:height="1.128cm" svg:x="9.922cm" svg:y="4.714cm">
          <draw:text-box>
            <text:p><text:span text:style-name="T2">(p, q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3000 3000" svg:d="m1500 3000c-276 0-511-63-750-201s-411-310-549-549-201-474-201-750 63-511 201-750 310-411 549-549 474-201 750-201 511 63 750 201 411 310 549 549 201 474 201 750-63 511-201 750-310 411-549 549-474 201-750 201zm0-200c-239 0-443-55-650-174s-356-269-476-476-174-411-174-650 55-443 174-650 269-356 476-476c207-119 411-174 650-174s443 55 650 174c207 120 356 269 476 476s174 411 174 650-55 443-174 650-269 356-476 476c-207 119-411 174-650 174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06cm" fo:margin-left="0.016cm" fo:margin-right="0cm" fo:page-width="14.808cm" fo:page-height="10.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26T13:30:00</meta:creation-date>
    <dc:date>2013-05-07T13:06:22</dc:date>
    <meta:editing-duration>P5DT40M58S</meta:editing-duration>
    <meta:editing-cycles>13</meta:editing-cycles>
    <meta:generator>LibreOffice/3.5$MacOSX_x86 LibreOffice_project/e0fbe70-dcba98b-297ab39-994e618-0f858f0</meta:generator>
    <meta:document-statistic meta:object-count="20"/>
  </office:meta>
</office:document-meta>
</file>